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officeooo:paragraph-rsid="001e8f36" style:font-name-asian="Monospace" style:font-size-asian="10pt" style:font-name-complex="Monospace" style:font-size-complex="10pt"/>
    </style:style>
    <style:style style:name="P2" style:family="paragraph" style:parent-style-name="Standard">
      <style:text-properties style:font-name="Monospace" fo:font-size="10pt" officeooo:paragraph-rsid="0028146b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" style:family="paragraph" style:parent-style-name="Text_20_body">
      <style:text-properties officeooo:paragraph-rsid="001f9392"/>
    </style:style>
    <style:style style:name="P6" style:family="paragraph" style:parent-style-name="Text_20_body">
      <style:text-properties officeooo:paragraph-rsid="00279c10"/>
    </style:style>
    <style:style style:name="P7" style:family="paragraph" style:parent-style-name="Text_20_body">
      <style:text-properties officeooo:paragraph-rsid="0028146b"/>
    </style:style>
    <style:style style:name="P8" style:family="paragraph" style:parent-style-name="Text_20_body">
      <style:text-properties fo:language="sv" fo:country="SE"/>
    </style:style>
    <style:style style:name="P9" style:family="paragraph" style:parent-style-name="Text_20_body">
      <style:text-properties fo:language="sv" fo:country="SE" officeooo:rsid="001e8f36" officeooo:paragraph-rsid="001c9ea8"/>
    </style:style>
    <style:style style:name="P10" style:family="paragraph" style:parent-style-name="Text_20_body">
      <style:text-properties fo:language="sv" fo:country="SE" officeooo:rsid="001e8f36" officeooo:paragraph-rsid="001e8f36"/>
    </style:style>
    <style:style style:name="P11" style:family="paragraph" style:parent-style-name="Text_20_body">
      <style:text-properties fo:language="sv" fo:country="SE" officeooo:rsid="001c1246" officeooo:paragraph-rsid="002a5ede"/>
    </style:style>
    <style:style style:name="P12" style:family="paragraph" style:parent-style-name="Text_20_body">
      <style:text-properties fo:language="sv" fo:country="SE" officeooo:rsid="001c1246" officeooo:paragraph-rsid="002c8507"/>
    </style:style>
    <style:style style:name="P13" style:family="paragraph" style:parent-style-name="Text_20_body">
      <style:text-properties fo:language="sv" fo:country="SE" officeooo:rsid="0028146b" officeooo:paragraph-rsid="0028146b"/>
    </style:style>
    <style:style style:name="P14" style:family="paragraph" style:parent-style-name="Text_20_body">
      <style:text-properties officeooo:paragraph-rsid="002438bb"/>
    </style:style>
    <style:style style:name="P15" style:family="paragraph" style:parent-style-name="Heading_20_1">
      <style:text-properties fo:language="sv" fo:country="SE" officeooo:rsid="001c1246" officeooo:paragraph-rsid="001c1246"/>
    </style:style>
    <style:style style:name="P16" style:family="paragraph" style:parent-style-name="Heading_20_2">
      <style:text-properties fo:language="sv" fo:country="SE" officeooo:rsid="001c1246"/>
    </style:style>
    <style:style style:name="P17" style:family="paragraph" style:parent-style-name="Heading_20_2">
      <style:text-properties fo:language="sv" fo:country="SE" officeooo:rsid="00222635"/>
    </style:style>
    <style:style style:name="P18" style:family="paragraph" style:parent-style-name="Heading_20_3">
      <style:text-properties fo:language="sv" fo:country="SE" officeooo:rsid="00224ec8" officeooo:paragraph-rsid="00224ec8"/>
    </style:style>
    <style:style style:name="P19" style:family="paragraph" style:parent-style-name="Heading_20_3">
      <style:text-properties fo:language="sv" fo:country="SE" officeooo:rsid="0028146b" officeooo:paragraph-rsid="0028146b"/>
    </style:style>
    <style:style style:name="T1" style:family="text">
      <style:text-properties fo:language="sv" fo:country="SE"/>
    </style:style>
    <style:style style:name="T2" style:family="text">
      <style:text-properties fo:language="sv" fo:country="SE" officeooo:rsid="001c1246"/>
    </style:style>
    <style:style style:name="T3" style:family="text">
      <style:text-properties fo:language="sv" fo:country="SE" officeooo:rsid="001c9ea8"/>
    </style:style>
    <style:style style:name="T4" style:family="text">
      <style:text-properties fo:language="sv" fo:country="SE" officeooo:rsid="001e8f36"/>
    </style:style>
    <style:style style:name="T5" style:family="text">
      <style:text-properties fo:language="sv" fo:country="SE" officeooo:rsid="001f9392"/>
    </style:style>
    <style:style style:name="T6" style:family="text">
      <style:text-properties fo:language="sv" fo:country="SE" officeooo:rsid="00218261"/>
    </style:style>
    <style:style style:name="T7" style:family="text">
      <style:text-properties fo:language="sv" fo:country="SE" officeooo:rsid="00222635"/>
    </style:style>
    <style:style style:name="T8" style:family="text">
      <style:text-properties fo:language="sv" fo:country="SE" officeooo:rsid="0022ba6c"/>
    </style:style>
    <style:style style:name="T9" style:family="text">
      <style:text-properties fo:language="sv" fo:country="SE" officeooo:rsid="0025ad99"/>
    </style:style>
    <style:style style:name="T10" style:family="text">
      <style:text-properties fo:language="sv" fo:country="SE" officeooo:rsid="0025fa9d"/>
    </style:style>
    <style:style style:name="T11" style:family="text">
      <style:text-properties fo:language="sv" fo:country="SE" officeooo:rsid="00279c10"/>
    </style:style>
    <style:style style:name="T12" style:family="text">
      <style:text-properties fo:language="sv" fo:country="SE" officeooo:rsid="0028146b"/>
    </style:style>
    <style:style style:name="T13" style:family="text">
      <style:text-properties fo:language="sv" fo:country="SE" officeooo:rsid="0028cef5"/>
    </style:style>
    <style:style style:name="T14" style:family="text">
      <style:text-properties fo:language="sv" fo:country="SE" officeooo:rsid="002aab47"/>
    </style:style>
    <style:style style:name="T15" style:family="text">
      <style:text-properties fo:language="sv" fo:country="SE" officeooo:rsid="002f76ce"/>
    </style:style>
    <style:style style:name="T16" style:family="text">
      <style:text-properties fo:color="#141312"/>
    </style:style>
    <style:style style:name="T17" style:family="text">
      <style:text-properties fo:color="#141312" fo:language="sv" fo:country="SE" officeooo:rsid="0028146b"/>
    </style:style>
    <style:style style:name="T18" style:family="text">
      <style:text-properties fo:color="#141312" style:font-name="Monospace" fo:font-size="10pt" style:font-name-asian="Monospace" style:font-size-asian="10pt" style:font-name-complex="Monospace" style:font-size-complex="10pt"/>
    </style:style>
    <style:style style:name="T19" style:family="text">
      <style:text-properties fo:color="#008080"/>
    </style:style>
    <style:style style:name="T20" style:family="text">
      <style:text-properties fo:color="#008080" fo:language="sv" fo:country="SE" officeooo:rsid="001e8f36"/>
    </style:style>
    <style:style style:name="T21" style:family="text">
      <style:text-properties fo:color="#008080" fo:language="sv" fo:country="SE" officeooo:rsid="0028146b"/>
    </style:style>
    <style:style style:name="T22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23" style:family="text">
      <style:text-properties fo:color="#3f7f7f"/>
    </style:style>
    <style:style style:name="T24" style:family="text">
      <style:text-properties fo:color="#3f7f7f" fo:language="sv" fo:country="SE" officeooo:rsid="001e8f36"/>
    </style:style>
    <style:style style:name="T25" style:family="text">
      <style:text-properties fo:color="#3f7f7f" fo:language="sv" fo:country="SE" officeooo:rsid="0028146b"/>
    </style:style>
    <style:style style:name="T26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27" style:family="text">
      <style:text-properties fo:color="#7f007f"/>
    </style:style>
    <style:style style:name="T28" style:family="text">
      <style:text-properties fo:color="#7f007f" fo:language="sv" fo:country="SE" officeooo:rsid="0028146b"/>
    </style:style>
    <style:style style:name="T29" style:family="text">
      <style:text-properties fo:color="#7f007f" style:font-name="Monospace" fo:font-size="10pt" style:font-name-asian="Monospace" style:font-size-asian="10pt" style:font-name-complex="Monospace" style:font-size-complex="10pt"/>
    </style:style>
    <style:style style:name="T30" style:family="text">
      <style:text-properties fo:color="#2a00ff" fo:font-style="italic" style:font-style-asian="italic" style:font-style-complex="italic"/>
    </style:style>
    <style:style style:name="T31" style:family="text">
      <style:text-properties fo:color="#2a00ff" fo:language="sv" fo:country="SE" fo:font-style="italic" officeooo:rsid="0028146b" style:font-style-asian="italic" style:font-style-complex="italic"/>
    </style:style>
    <style:style style:name="T32" style:family="text">
      <style:text-properties fo:color="#2a00ff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33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34" style:family="text">
      <style:text-properties officeooo:rsid="0029f0fd"/>
    </style:style>
    <style:style style:name="T35" style:family="text">
      <style:text-properties officeooo:rsid="002a5ede"/>
    </style:style>
    <style:style style:name="T36" style:family="text">
      <style:text-properties officeooo:rsid="002aab47"/>
    </style:style>
    <style:style style:name="T37" style:family="text">
      <style:text-properties officeooo:rsid="002c8507"/>
    </style:style>
    <style:style style:name="T38" style:family="text">
      <style:text-properties officeooo:rsid="002c8b13"/>
    </style:style>
    <style:style style:name="T39" style:family="text">
      <style:text-properties officeooo:rsid="002d8ca4"/>
    </style:style>
    <style:style style:name="T40" style:family="text">
      <style:text-properties officeooo:rsid="002f76ce"/>
    </style:style>
    <style:style style:name="T41" style:family="text">
      <style:text-properties officeooo:rsid="00307e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Översikt</text:h>
      <text:h text:style-name="P16" text:outline-level="2">Android</text:h>
      <text:p text:style-name="P5"><text:a xlink:type="simple" xlink:href="http://developer.android.com/reference/android/app/Activity.html">android.app.Activity</text:a><text:span text:style-name="T1"> </text:span><text:span text:style-name="T2">är precis det, en aktivitet. En Android enhet kan bara visa en aktivitet åt gången </text:span><text:span text:style-name="T6">för användaren o</text:span><text:span text:style-name="T2">ch en applikation kan bestå av flera aktiviteter. Varje aktivitet kan startas eller anropas med en </text:span><text:a xlink:type="simple" xlink:href="http://developer.android.com/reference/android/content/Intent.html">android.content.Intent</text:a><text:span text:style-name="T2"> </text:span><text:span text:style-name="T3">vilket</text:span><text:span text:style-name="T2"> kan innehålla godtyckliga parametrar </text:span><text:span text:style-name="T3">från den anropande applikationen</text:span><text:span text:style-name="T2">. </text:span><text:span text:style-name="T3">För att andra applikationer ska veta vilka aktiviteter som kan göra vad i en applikation samt hur en aktivitet ska </text:span><text:span text:style-name="T4">reagera</text:span><text:span text:style-name="T3"> är bestämt från androidapplikationens manifestfil </text:span><text:span text:style-name="T4">genom följande tre XML taggar. </text:span><text:a xlink:type="simple" xlink:href="http://developer.android.com/guide/topics/manifest/action-element.html">Action</text:a><text:span text:style-name="T4"> (</text:span><text:span text:style-name="T5">för </text:span><text:span text:style-name="T4">lista </text:span><text:span text:style-name="T5">se </text:span><text:a xlink:type="simple" xlink:href="http://developer.android.com/reference/android/content/Intent.html"><text:span text:style-name="T2">Intent</text:span></text:a><text:span text:style-name="T4">) som avgör </text:span><text:span text:style-name="T6">vad som ska göras</text:span><text:span text:style-name="T4">, <text:s/></text:span><text:a xlink:type="simple" xlink:href="http://developer.android.com/guide/topics/manifest/category-element.html">category</text:a><text:span text:style-name="T4"> (</text:span><text:span text:style-name="T5">för </text:span><text:span text:style-name="T4">lista </text:span><text:span text:style-name="T5">se </text:span><text:a xlink:type="simple" xlink:href="http://developer.android.com/reference/android/content/Intent.html"><text:span text:style-name="T2">Intent</text:span></text:a><text:span text:style-name="T4">) som tipsar andra applikationer vad aktiviteten kan </text:span><text:span text:style-name="T5">och </text:span><text:a xlink:type="simple" xlink:href="http://developer.android.com/guide/topics/manifest/data-element.html">data</text:a><text:span text:style-name="T5"> som registrerar URI/data types.</text:span></text:p>
      <text:p text:style-name="P9"/>
      <text:p text:style-name="P10">Exempel, applikationens huvudaktivitet som visas när man klickar på ikonen.</text:p>
      <text:p text:style-name="P1"><text:span text:style-name="T20"><text:s/>&lt;</text:span><text:span text:style-name="T24">intent-filter</text:span><text:span text:style-name="T20">&gt;</text:span></text:p>
      <text:p text:style-name="P3"><text:span text:style-name="T16"><text:s text:c="2"/></text:span><text:span text:style-name="T19">&lt;</text:span><text:span text:style-name="T23">action</text:span> <text:span text:style-name="T27">android:name</text:span><text:span text:style-name="T16">=</text:span><text:span text:style-name="T30">"android.intent.action.MAIN"</text:span> <text:span text:style-name="T19">/&gt;</text:span></text:p>
      <text:p text:style-name="P3"><text:span text:style-name="T16"><text:s text:c="2"/></text:span><text:span text:style-name="T19">&lt;</text:span><text:span text:style-name="T23">category</text:span> <text:span text:style-name="T27">android:name</text:span><text:span text:style-name="T16">=</text:span><text:span text:style-name="T30">"android.intent.category.LAUNCHER"</text:span> <text:span text:style-name="T19">/&gt;</text:span></text:p>
      <text:p text:style-name="P4"><text:span text:style-name="T22"><text:s/>&lt;/</text:span><text:span text:style-name="T26">intent-filter</text:span><text:span text:style-name="T22">&gt;</text:span></text:p>
      <text:p text:style-name="P12"><text:span text:style-name="T37"/></text:p>
      <text:p text:style-name="P11"><text:span text:style-name="T34">Resurssystemet </text:span><text:span text:style-name="T35">hanteras i förstahand genom XML och </text:span><text:span text:style-name="T36">från denna data </text:span><text:span text:style-name="T40">genereras</text:span><text:span text:style-name="T36"> klassen </text:span><text:a xlink:type="simple" xlink:href="http://developer.android.com/reference/android/R.html"><text:span text:style-name="T36">R</text:span></text:a><text:span text:style-name="T36">, R innehåller </text:span><text:span text:style-name="T37">unika identifierare</text:span><text:span text:style-name="T36"> </text:span><text:span text:style-name="T37">för</text:span><text:span text:style-name="T36"> datan som kan bestå av konstanter, färger, bilder, animeringar, menyer, stilar och layouts. </text:span><text:span text:style-name="T37">I klassen R representeras dessa resurser som heltal, dessa resurser kan därefter hämtas genom access metoder så som </text:span><text:a xlink:type="simple" xlink:href="http://developer.android.com/reference/android/app/Activity.html#findViewById(int)"><text:span text:style-name="T37">findViewById</text:span></text:a><text:span text:style-name="T37">. Det är även möjligt att hitta resurser som ligger i katalogen ”assets” baserat på resursens filnamn </text:span><text:span text:style-name="T38">eftersom dessa inte får en identifierare i klassen R</text:span><text:span text:style-name="T37">, </text:span><text:span text:style-name="T38">att hämta sådana resurser utförs </text:span><text:span text:style-name="T41">av</text:span><text:span text:style-name="T38"> klassen </text:span><text:a xlink:type="simple" xlink:href="http://developer.android.com/reference/android/content/res/AssetManager.html"><text:span text:style-name="T38">android.content.res.AssetManager</text:span></text:a><text:span text:style-name="T38"> </text:span><text:span text:style-name="T39">som i sin tur kommer </text:span><text:span text:style-name="T41">hämtas </text:span><text:span text:style-name="T39">från aktiviteten genom </text:span><text:a xlink:type="simple" xlink:href="http://developer.android.com/reference/android/content/ContextWrapper.html#getAssets()"><text:span text:style-name="T39">getAssets</text:span></text:a><text:span text:style-name="T39">.</text:span></text:p>
      <text:p text:style-name="P14"><text:span text:style-name="T5">För att en aktivitet </text:span><text:span text:style-name="T15">sedan</text:span><text:span text:style-name="T5"> ska kunna visa ett GUI </text:span><text:span text:style-name="T6">behöver</text:span><text:span text:style-name="T5"> den ha en </text:span><text:span text:style-name="T6">instans</text:span><text:span text:style-name="T5"> </text:span><text:span text:style-name="T8">av </text:span><text:a xlink:type="simple" xlink:href="http://developer.android.com/reference/android/view/ViewGroup.html"><text:span text:style-name="T5">android.view.ViewGroup</text:span></text:a><text:span text:style-name="T6"> (läs layout) satt med </text:span><text:a xlink:type="simple" xlink:href="http://developer.android.com/reference/android/app/Activity.html#setContentView(android.view.View)">setContentView</text:a><text:span text:style-name="T6"> eller </text:span><text:a xlink:type="simple" xlink:href="http://developer.android.com/reference/android/app/Activity.html#setContentView(int)">alternativt</text:a><text:span text:style-name="T6"> </text:span><text:span text:style-name="T8">med </text:span><text:span text:style-name="T6">ett id för en drag-n-drop skapad layout från klassen </text:span><text:span text:style-name="T14">R</text:span><text:span text:style-name="T6">. Alla androidwidgets </text:span><text:span text:style-name="T7">(</text:span><text:a xlink:type="simple" xlink:href="http://developer.android.com/reference/android/widget/package-summary.html">lista</text:a><text:span text:style-name="T7">)</text:span><text:span text:style-name="T6"> </text:span><text:span text:style-name="T7">ärver</text:span><text:span text:style-name="T6"> </text:span><text:a xlink:type="simple" xlink:href="http://developer.android.com/reference/android/view/View.html">android.view.View</text:a><text:span text:style-name="T6"> vilket </text:span><text:span text:style-name="T7">effektivt </text:span><text:span text:style-name="T6">gör att en layout i botten </text:span><text:span text:style-name="T7">även </text:span><text:span text:style-name="T6">är en widget </text:span><text:span text:style-name="T9">och tvärtom</text:span><text:span text:style-name="T6">. </text:span><text:span text:style-name="T7">Det första som händer i </text:span><text:a xlink:type="simple" xlink:href="http://developer.android.com/reference/android/content/Intent.html#ACTION_MAIN">main</text:a><text:span text:style-name="T7"> är att en ny instans av en klass med samma namn som XML aktiviteten skapas och att konstruktorn körs i vanlig ordning, därefter börjar Androids aktivitetslivscykel </text:span><text:span text:style-name="T10">vilket</text:span><text:span text:style-name="T7"> avslutas </text:span><text:span text:style-name="T10">med ett anrop till</text:span><text:span text:style-name="T7"> </text:span><text:a xlink:type="simple" xlink:href="http://developer.android.com/reference/android/app/Activity.html#finish()">Activity.finish()</text:a><text:span text:style-name="T7"> </text:span><text:span text:style-name="T10">för att avsluta aktiviteten.</text:span></text:p>
      <text:h text:style-name="P18" text:outline-level="3">Layouts</text:h>
      <text:p text:style-name="P6"><text:span text:style-name="T11">Med metoderna </text:span><text:span text:style-name="T1">addView(view)</text:span><text:span text:style-name="T11">, removeView(view), removeAllWidgets() och liknade går det lätt att dynamiskt manipulera layouts precis som med Swing. Däremot med layouts skapade från XML måste </text:span><text:a xlink:type="simple" xlink:href="http://developer.android.com/reference/android/app/Activity.html#findViewById(int)">Activity.findViewById(int)</text:a><text:span text:style-name="T11"> </text:span><text:span text:style-name="T12">först användas </text:span><text:span text:style-name="T11">för att hämta och sedan </text:span><text:span text:style-name="T12">kunna </text:span><text:span text:style-name="T11">ändra </text:span><text:span text:style-name="T12">på objektet </text:span><text:span text:style-name="T11">från java, varje widget måste dessutom ha ett namn annars skapas inget id i klassen R </text:span><text:span text:style-name="T12">vilket effektivt gör objektet mycket svårare att hitta</text:span><text:span text:style-name="T11">.</text:span></text:p>
      <text:h text:style-name="P19" text:outline-level="3">Rättigheter</text:h>
      <text:p text:style-name="P7"><text:span text:style-name="T11">Varje applikation <text:s/>har vissa rättigheter bestämda i </text:span><text:span text:style-name="T3">manifestfil</text:span><text:span text:style-name="T11">en </text:span><text:span text:style-name="T12">med hjälp av </text:span><text:a xlink:type="simple" xlink:href="http://developer.android.com/reference/android/R.styleable.html#AndroidManifestUsesPermission">uses-premission</text:a><text:span text:style-name="T12"> (</text:span><text:a xlink:type="simple" xlink:href="http://developer.android.com/reference/android/Manifest.permission.html">lista</text:a><text:span text:style-name="T12">) taggen, men det går även att registrera egna för applikationen.</text:span></text:p>
      <text:p text:style-name="P13"/>
      <text:p text:style-name="P13">Exempel:</text:p>
      <text:p text:style-name="P2"><text:span text:style-name="T21">&lt;</text:span><text:span text:style-name="T25">uses-permission</text:span><text:span text:style-name="T12"> </text:span><text:span text:style-name="T28">android:name</text:span><text:span text:style-name="T17">=</text:span><text:span text:style-name="T31">"android.permission.INTERNET"</text:span><text:span text:style-name="T21">/&gt;</text:span></text:p>
      <text:p text:style-name="P3"><text:soft-page-break/><text:span text:style-name="T19">&lt;</text:span><text:span text:style-name="T23">uses-permission</text:span> <text:span text:style-name="T27">android:name</text:span><text:span text:style-name="T16">=</text:span><text:span text:style-name="T30">"android.permission.ACCESS_COARSE_LOCATION"</text:span><text:span text:style-name="T19">/&gt;</text:span></text:p>
      <text:p text:style-name="P4"><text:span text:style-name="T22">&lt;</text:span><text:span text:style-name="T26">uses-permission</text:span><text:span text:style-name="T33"> </text:span><text:span text:style-name="T29">android:name</text:span><text:span text:style-name="T18">=</text:span><text:span text:style-name="T32">"android.permission.ACCESS_FINE_LOCATION"</text:span><text:span text:style-name="T22">/&gt;</text:span></text:p>
      <text:h text:style-name="P17" text:outline-level="2">Google maps</text:h>
      <text:p text:style-name="Text_20_body"><text:span text:style-name="T13">Se Googles egna </text:span><text:a xlink:type="simple" xlink:href="https://developers.google.com/maps/documentation/android/">guide</text:a><text:span text:style-name="T13"> först, därefter </text:span><text:a xlink:type="simple" xlink:href="https://developers.google.com/maps/documentation/android/reference/index">Google Maps API</text:a><text:span text:style-name="T13">. I botten är det tre intressanta komponenter </text:span><text:a xlink:type="simple" xlink:href="https://developers.google.com/maps/documentation/android/reference/com/google/android/maps/MapActivity">com.google.android.maps.MapActivity</text:a><text:span text:style-name="T1">, </text:span><text:a xlink:type="simple" xlink:href="https://developers.google.com/maps/documentation/android/reference/com/google/android/maps/MapView">com.google.android.maps.MapView</text:a><text:span text:style-name="T1"> </text:span><text:span text:style-name="T13">o</text:span><text:span text:style-name="T1">ch </text:span><text:a xlink:type="simple" xlink:href="https://developers.google.com/maps/documentation/android/reference/com/google/android/maps/Overlay">com.google.android.maps.Overlay</text:a><text:span text:style-name="T1">. </text:span><text:span text:style-name="T13">Det finns dessutom en färdig overlay för GPS positionen, se</text:span><text:span text:style-name="T1"> </text:span><text:a xlink:type="simple" xlink:href="https://developers.google.com/maps/documentation/android/reference/com/google/android/maps/MyLocationOverlay">com.google.android.maps.MyLocationOverlay</text:a><text:span text:style-name="T1"> </text:span><text:span text:style-name="T13">och</text:span><text:span text:style-name="T1"> </text:span><text:span text:style-name="T13">glöm inte att Google kräver en </text:span><text:a xlink:type="simple" xlink:href="https://developers.google.com/maps/documentation/android/mapkey#addingkey">API kod</text:a><text:span text:style-name="T13"> för att visa något annat än en grå bakgrund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0T18:44:12</meta:creation-date>
    <dc:date>2012-11-29T14:47:40</dc:date>
    <meta:editing-duration>P1DT18H8M18S</meta:editing-duration>
    <meta:editing-cycles>12</meta:editing-cycles>
    <meta:generator>LibreOffice/3.6$Linux_X86_64 LibreOffice_project/360m1$Build-2</meta:generator>
    <meta:document-statistic meta:table-count="0" meta:image-count="0" meta:object-count="0" meta:page-count="2" meta:paragraph-count="20" meta:word-count="458" meta:character-count="3427" meta:non-whitespace-character-count="2981"/>
  </office:meta>
</office:document-meta>
</file>